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Mr. North, </text:p>
      <text:p text:style-name="Standard"/>
      <text:p text:style-name="Standard"><text:tab/>I hope this package finds you well and in great financial or spiritual success. </text:p>
      <text:p text:style-name="Standard"><text:tab/>As you can see from the letter header, I represent the Widsith Institute. We are a small collective of concerned intellectuals promoting interest in things strange and extraordinary. You will, I hope, empathise with our task; the passion for the unknown, the undiscovered, the Lilliputs and Rocs and new worlds of before our time has waned. We are not to be found on any internet site, any satellite map, or any form of media into which you care to delve. We have taken great pains to keep things this way.</text:p>
      <text:p text:style-name="Standard"><text:tab/>One of our concerns, our continuing interests, is the author and architect of what you see before you; this case represents something of the final belongings, and gospel, of the Miasma Eremite. His real name is unknown, as is so much about him; this, really, is all we have on the man. </text:p>
      <text:p text:style-name="Standard"><text:tab/>Please permit me to explain, in as few words as I can manage, the role and nature of such a man; my stenographer kindles some stupid nostalgia in me, and I have a tendency to ramble. The Eremite, by his name, was a recluse, an idiot savant, a liar-poet; the last bard, a murderer, a syphilitic insect of a man who was very thorough in his notes. He was something of a nomad, and a striving intellectual, however fruitlessly. He travelled, he spoke to people, he recorded his experiences in pen, photo and microphone; he was, for all his faults, interested in the world, hence his interest to us. He also had the uncanny ability to turn up in places rather unexplored, even in the modern age of satellite imagery, air travel and global positioning systems. <text:s/>As you can probably tell, his interests were esoteric, and he has taught us a lot about the world, and, after his death, his belongings found their way to us. </text:p>
      <text:p text:style-name="Standard"><text:tab/>The contents of this case relate to his last destination, his final interest; a sprawling mountain town of a very individual bourgeoisie named Loss. What is interesting to us is that this town is, for all intents and purposes, fictional; we cannot find it on any map, or the people he speaks of and meets. The legends, games, conversations, buildings, rituals and events he describes have never been recorded anywhere else. </text:p>
      <text:p text:style-name="Standard"><text:tab/>You may be guessing, rather astutely, as to why we care about the delusions of a mad liar. And, more importantly, why we are sending you his deranged thoughts, in a carry-case that, we must admit, has seen better days and scents? It is precisely because of his lies, his <text:span text:style-name="T1">oscuro </text:span><text:span text:style-name="T2">half-truths about this town, that draws us to him. As you will see, this is not just cursory fable, or the individuality of a lonely child; there is evidence, of sorts, that he tells the truth. Of course, it is debatable that such evidence is any use when the existence of this town seems to be, in any other avenue you may investigate, a falsification. The man believes he was there, and even if he fabricated the recordings, the photographs and the maps, the book clippings (which seems unlikely and, if we are honest, a waste of time) such importance and interest in a fictional place is surely worth documenting. And so, when this case and its contents passed into our care, we began documenting and commenting on the contents, for posterity. In this humble clerk's opinion, there is no greater reason for records. </text:span></text:p>
      <text:p text:style-name="P1"><text:tab/>And you are something of a guinea pig. In reviewing your credentials, your passion for lies and misdirection is immediately clear. You must not take this as a slight against yourself; you are perfect for interpreting the Eremite's words, his opinions, his admittedly labyrinthine and (as you shall come to see) suspect observations. All we ask is that you review the material we have sent you and give us your opinions as to whether you believe there is any merit in his story. You have a track record of inhabiting fantasy worlds of your own; we are hoping that you will be able to tell one from the other. </text:p>
      <text:p text:style-name="Standard"><text:span text:style-name="T2"><text:tab/>The town itself sounds like a very difficult place in which to live, and its story is a sad one. We must emphasize that the Eremite was a known liar and idolator, and, as a rule, you should be </text:span><text:span text:style-name="T2">sceptical of everything you read. We must also stress that you should examine this package alone; the material within is sensitive, and our trust of you asks that you respect our wishes. The presence of any other persons be detrimental to the experience, for both of you. I must repeat that you investigate this package alone. </text:span></text:p>
      <text:p text:style-name="P1"><text:soft-page-break/><text:tab/>Finally, I would ask that you look at everything that has been sent to you. De-construct items, read between the lines, and look behind things. The Eremite was famously thorough, and your searching may turn up more than you realise. There is a certain order to things, however. We would recommend that you start with his scrapbook; it should be immediately obvious to you. It will guide you where you need to look. As the chief analyst on this case, I have included notes and detailed observations on the Eremite's work, from our own review of the piece. I hope you do not find them too intrusive. If you wish to take notes yourself you are very welcome, and you will also need a compact disc player for the proper analysis of the artifact. It is regrettable that much of the material we received was either too burnt or water-marked to salvage, and some material has been censored by other, more Puritan colleagues of mine. You must forgive us these indiscretions and make your judgement with the material at hand.</text:p>
      <text:p text:style-name="P1"><text:tab/>I must thank you again for taking this on board. Though this may not be your usual schedule for the day, and you may be tempted to put this to one side and forget all about it, we do not think you will. We have evidence that you possess a curious brain, and we hope that you will be as curious as us to find out about the Eremite and this singular location that he describes. We pay very well, and will make sure that you are recompensed. It seems ugly to end a letter on such incivility, though we hope this will persuade, if your own artistic integrity will not. </text:p>
      <text:p text:style-name="P1"/>
      <text:p text:style-name="P1">Unfortunately we are not externally contactable, though I believe you will have everything you need.</text:p>
      <text:p text:style-name="P1"/>
      <text:p text:style-name="P1">Safe travels in Loss,</text:p>
      <text:p text:style-name="P1"/>
      <text:p text:style-name="P1">Yours sincerely,</text:p>
      <text:p text:style-name="P1"/>
      <text:p text:style-name="P1"/>
      <text:p text:style-name="P1"/>
      <text:p text:style-name="P1"/>
      <text:p text:style-name="P1"/>
      <text:p text:style-name="P1"/>
      <text:p text:style-name="P1"/>
      <text:p text:style-name="P1"/>
      <text:p text:style-name="P1">The Widsith Institute</text:p>
      <text:p text:style-name="P1"/>
      <text:p text:style-name="P1">Level 4 Clerk Clearance T.W.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6-30T15:14:14</meta:creation-date>
    <dc:date>2010-08-28T14:53:47.02</dc:date>
    <dc:creator>Rob Sherman</dc:creator>
    <meta:editing-duration>PT03H42M47S</meta:editing-duration>
    <meta:editing-cycles>13</meta:editing-cycles>
    <meta:generator>OpenOffice.org/3.2$Win32 OpenOffice.org_project/320m12$Build-9483</meta:generator>
    <meta:document-statistic meta:table-count="0" meta:image-count="0" meta:object-count="0" meta:page-count="2" meta:paragraph-count="16" meta:word-count="1115" meta:character-count="6234"/>
  </office:meta>
</office:document-meta>
</file>